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onstitution of the United States</text:p>
      <text:p text:style-name="Preformatted_20_Text">From Wikipedia, the free encyclopedia</text:p>
      <text:p text:style-name="Preformatted_20_Text">https://en.wikipedia.org/wiki/United%20States%20Constitution</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Constitution of the United States</text:p>
      <text:p text:style-name="Preformatted_20_Text"><text:s text:c="4"/>• The Constitution of the United States is the supreme law of the United States of America.</text:p>
      <text:p text:style-name="Preformatted_20_Text"><text:s text:c="4"/>• According to the United States Senate: "The Constitution's first three words—We the People—affirm that the government of the United States exists to serve its citizens.</text:p>
      <text:p text:style-name="Preformatted_20_Text"/>
      <text:p text:style-name="Preformatted_20_Text">The Constitution of the United States is the supreme law of the United States of America. The Constitution, originally comprising seven articles, delineates the national frame of government. Its first three articles embody the doctrine of the separation of powers, whereby the federal government is divided into three branches: the legislative, consisting of the bicameral Congress (Article One); the executive, consisting of the president <text:s/>(Article Two); and the judicial, consisting of the Supreme Court and other federal courts <text:s/>(Article Three). Articles Four, Five and Six embody concepts of federalism, describing the rights and responsibilities of state governments, the states in relationship to the federal government, and the shared process of constitutional amendment. Article Seven establishes the procedure subsequently used by the thirteen States to ratify it. It is regarded as the oldest written and codified national constitution in force.</text:p>
      <text:p text:style-name="Preformatted_20_Text">Since the Constitution came into force in 1789, it has been amended 27 times, including an amendment to repeal a previous one, in order to meet the needs of a nation that has profoundly changed since the eighteenth century. In general, the first ten amendments, known collectively as the Bill of Rights, offer specific protections of individual liberty and justice and place restrictions on the powers of government. The majority of the seventeen later amendments expand individual civil rights protections. Others address issues related to federal authority or modify government processes and procedures. Amendments to the United States Constitution, unlike ones made to many constitutions worldwide, are appended to the document. All four pages of the original U.S. Constitution are written on parchment.</text:p>
      <text:p text:style-name="Preformatted_20_Text">According to the United States Senate: "The Constitution's first three words—We the People—affirm that the government of the United States exists to serve its citizens. For over two centuries the Constitution has remained in force because its framers wisely separated and balanced governmental powers to safeguard the interests of majority rule and minority rights, of liberty and equality, and of the federal and state governments."</text:p>
      <text:p text:style-name="Preformatted_20_Text">The first permanent constitution of its kind, adopted by the people's representatives for an expansive nation, it is interpreted, supplemented, and implemented by a large body of constitutional law, and has influenced the constitutions of other nations.</text:p>
      <text:p text:style-name="Preformatted_20_Text">Background</text:p>
      <text:p text:style-name="Preformatted_20_Text">First government</text:p>
      <text:p text:style-name="Preformatted_20_Text"><text:s text:c="4"/>• From September 5, 1774, to March 1, 1781, the Continental Congress functioned as the provisional government of the United States.</text:p>
      <text:p text:style-name="Preformatted_20_Text"><text:s text:c="4"/>• Endowed by the people collectively, the Continental Congress alone possessed those attributes of external sovereignty which entitled it to be called a state in the international sense, while the separate states, exercising a limited or internal sovereignty, may rightly be considered a creation of the Continental Congress, which preceded them and brought them into being.</text:p>
      <text:p text:style-name="Preformatted_20_Text">From September 5, 1774, to March 1, 1781, the Continental Congress functioned as the provisional government of the United States. Delegates to the First (1774) and then the Second (1775–1781) Continental Congress were chosen largely through the action of committees of correspondence in various colonies rather than through the colonial or later state legislatures. <text:s/>In no formal sense was it a gathering representative of existing colonial governments; it represented the dissatisfied elements of the people, such persons as were sufficiently interested to act, despite the strenuous opposition of the loyalists and the obstruction or disfavor of colonial governors. The process of selecting the delegates for the First and Second Continental Congresses underscores the revolutionary role of the people of the colonies in establishing a central governing body. Endowed by the people collectively, the Continental Congress alone possessed those attributes of external sovereignty which entitled it to be called a state in the international sense, while the separate states, exercising a limited or internal sovereignty, may rightly be considered a creation of the Continental Congress, which preceded them and brought them into being.</text:p>
      <text:p text:style-name="Preformatted_20_Text">Articles of Confederation</text:p>
      <text:p text:style-name="Preformatted_20_Text"><text:soft-page-break/><text:s text:c="4"/>• The proposal might take effect when approved by Congress and the states.</text:p>
      <text:p text:style-name="Preformatted_20_Text"><text:s text:c="4"/>• The Articles of Confederation and Perpetual Union was the first constitution of the United States.</text:p>
      <text:p text:style-name="Preformatted_20_Text"><text:s text:c="4"/>• The convention was not limited to commerce; rather, it was intended to "render the federal constitution adequate to the exigencies of government and the preservation of the Union."</text:p>
      <text:p text:style-name="Preformatted_20_Text"><text:s text:c="4"/>• Internationally, the United States had little ability to defend its sovereignty.</text:p>
      <text:p text:style-name="Preformatted_20_Text">The Articles of Confederation and Perpetual Union was the first constitution of the United States. It was drafted by the Second Continental Congress from mid-1776 through late 1777, and ratification by all 13 states was completed by early 1781. <text:s/>The Articles of Confederation gave little power to the central government. <text:s/>The Confederation Congress could make decisions, but lacked enforcement powers. <text:s/>Implementation of most decisions, including modifications to the Articles, required unanimous approval of all thirteen state legislatures.</text:p>
      <text:p text:style-name="Preformatted_20_Text">Although, in a way, the Congressional powers in Article 9 made the "league of states as cohesive and strong as any similar sort of republican confederation in history", the chief problem was, in the words of George Washington, "no money". <text:s/>The Continental Congress could print money but it was worthless. <text:s/>Congress could borrow money, but couldn't pay it back. No state paid all their U.S. taxes; some paid nothing. <text:s/>Some few paid an amount equal to interest on the national debt owed to their citizens, but no more. No interest was paid on debt owed foreign governments. By 1786, the United States would default on outstanding debts as their dates came due.</text:p>
      <text:p text:style-name="Preformatted_20_Text">Internationally, the United States had little ability to defend its sovereignty. <text:s/>Most of the troops in the 625-man United States Army were deployed facing – but not threatening – British forts on American soil. <text:s/>They had not been paid; some were deserting and others threatening mutiny. <text:s/>Spain closed New Orleans to American commerce; U.S. officials protested, but to no effect. <text:s/>Barbary pirates began seizing American ships of commerce; the Treasury had no funds to pay their ransom. <text:s/>If any military crisis required action, the Congress had no credit or taxing power to finance a response.</text:p>
      <text:p text:style-name="Preformatted_20_Text">Domestically, the Articles of Confederation was failing to bring unity to the diverse sentiments and interests of the various states. <text:s/>Although the Treaty of Paris (1783) was signed between Great Britain and the U.S., and named each of the American states, various states proceeded blithely to violate it. <text:s/>New York and South Carolina repeatedly prosecuted Loyalists for wartime activity and redistributed their lands. <text:s/>Individual state legislatures independently laid embargoes, negotiated directly with foreign authorities, raised armies, and made war, all violating the letter and the spirit of the Articles.</text:p>
      <text:p text:style-name="Preformatted_20_Text">In September 1786, during an inter–state convention to discuss and develop a consensus about reversing the protectionist trade barriers that each state had erected, James Madison angrily questioned whether the Articles of Confederation was a binding compact or even a viable government. Connecticut paid nothing and "positively refused" to pay U.S. assessments for two years. A rumor had it that a "seditious party" of New York legislators had opened a conversation with the Viceroy of Canada. To the south, the British were said to be openly funding Creek Indian raids on Georgia, and the state was under martial law. Additionally, during Shays' Rebellion (August 1786 – June 1787) in Massachusetts, Congress could provide no money to support an endangered constituent state. <text:s/>General Benjamin Lincoln was obliged to raise funds from Boston merchants to pay for a volunteer army.</text:p>
      <text:p text:style-name="Preformatted_20_Text">Congress was paralyzed. It could do nothing significant without nine states, and some legislation required all thirteen. When a state produced only one member in attendance, its vote was not counted. If a state's delegation were evenly divided, its vote could not be counted towards the nine-count requirement. The Articles Congress had "virtually ceased trying to govern". The vision of a "respectable nation" among nations seemed to be fading in the eyes of revolutionaries such as George Washington, Benjamin Franklin, and Rufus King. Their dream of a republic, a nation without hereditary rulers, with power derived from the people in frequent elections, was in doubt.</text:p>
      <text:p text:style-name="Preformatted_20_Text">On February 21, 1787, the Confederation Congress called a convention of state delegates at Philadelphia to propose a plan of government. Unlike earlier attempts, the convention was not meant for new laws or piecemeal alterations, but for the "sole and express purpose of revising the Articles of Confederation". The convention was not limited to commerce; rather, it was intended to "render the federal constitution adequate to the exigencies of government and the preservation of the Union." The proposal might take effect when approved by Congress and the states.</text:p>
      <text:p text:style-name="Preformatted_20_Text">History</text:p>
      <text:p text:style-name="Preformatted_20_Text"/>
      <text:p text:style-name="Preformatted_20_Text">Signing the Constitution, September 17, 1787</text:p>
      <text:p text:style-name="Preformatted_20_Text">1787 drafting</text:p>
      <text:p text:style-name="Preformatted_20_Text"><text:s text:c="4"/>• All agreed to a republican form of government grounded in representing the people in the states.</text:p>
      <text:p text:style-name="Preformatted_20_Text"><text:s text:c="4"/>• This position reflected the belief that the states were independent entities and, as they entered the United States of America freely and individually, remained so.</text:p>
      <text:p text:style-name="Preformatted_20_Text"><text:s text:c="4"/>• The advocates of the Constitution were anxious to obtain unanimous support of all twelve states represented in the Convention.</text:p>
      <text:p text:style-name="Preformatted_20_Text">On the appointed day, May 14, 1787, only the Virginia and Pennsylvania delegations were present, and so the convention's opening meeting was postponed for lack of a quorum. A quorum of seven states met and deliberations began on May 25. Eventually twelve states were represented; 74 delegates were named, 55 attended and 39 signed. The delegates were generally convinced that an effective central government with a wide range of enforceable powers must replace the weaker Congress established by the Articles of Confederation.</text:p>
      <text:p text:style-name="Preformatted_20_Text">Two plans for structuring the federal government arose at the convention's outset:</text:p>
      <text:p text:style-name="Preformatted_20_Text">The Virginia Plan (also known as the Large State Plan or the Randolph Plan) proposed that the legislative department of the national government be composed of a Bicameral Congress, with both chambers elected with apportionment according to population. Generally favoring the most highly populated states, it used the philosophy of John Locke to rely on consent of the governed, Montesquieu for divided government, and Edward Coke to emphasize civil liberties.</text:p>
      <text:p text:style-name="Preformatted_20_Text"><text:soft-page-break/>The New Jersey Plan proposed that the legislative department be a unicameral body with one vote per state. Generally favoring the less-populous states, it used the philosophy of English Whigs such as Edmund Burke to rely on received procedure and William Blackstone to emphasize sovereignty of the legislature. This position reflected the belief that the states were independent entities and, as they entered the United States of America freely and individually, remained so.</text:p>
      <text:p text:style-name="Preformatted_20_Text">On May 31, the Convention devolved into a "Committee of the Whole" to consider the Virginia Plan. <text:s/>On June 13, the Virginia resolutions in amended form were reported out of committee. <text:s/>The New Jersey plan was put forward in response to the Virginia Plan.</text:p>
      <text:p text:style-name="Preformatted_20_Text">A "Committee of Eleven" (one delegate from each state represented) met from July 2 to 16 to work out a compromise on the issue of representation in the federal legislature. All agreed to a republican form of government grounded in representing the people in the states. For the legislature, two issues were to be decided: how the votes were to be allocated among the states in the Congress, and how the representatives should be elected. In its report, now known as the Connecticut Compromise (or "Great Compromise"), the committee proposed proportional representation for seats in the House of Representatives based on population (with the people voting for representatives), and equal representation for each State in the Senate (with each state's legislators generally choosing their respective senators), and that all money bills would originate in the House.</text:p>
      <text:p text:style-name="Preformatted_20_Text">The Great Compromise ended the stalemate between "patriots" and "nationalists", leading to numerous other compromises in a spirit of accommodation. There were sectional interests to be balanced by the Three-Fifths Compromise; reconciliation on Presidential term, powers, and method of selection; and jurisdiction of the federal judiciary.</text:p>
      <text:p text:style-name="Preformatted_20_Text">On July 24, a "Committee of Detail" – John Rutledge (South Carolina), Edmund Randolph (Virginia), Nathaniel Gorham (Massachusetts), Oliver Ellsworth (Connecticut), and James Wilson (Pennsylvania) – was elected to draft a detailed constitution reflective of the Resolutions passed by the convention up to that point. The Convention recessed from July 26 to August 6 to await the report of this "Committee of Detail". Overall, the report of the committee conformed to the resolutions adopted by the Convention, adding some elements. A twenty-three article (plus preamble) constitution was presented.</text:p>
      <text:p text:style-name="Preformatted_20_Text">From August 6 to September 10, the report of the committee of detail was discussed, section by section and clause by clause. Details were attended to, and further compromises were effected. Toward the close of these discussions, on September 8, a "Committee of Style and Arrangement" – Alexander Hamilton (New York), William Samuel Johnson (Connecticut), Rufus King (Massachusetts), James Madison (Virginia), and Gouverneur Morris (Pennsylvania) – was appointed to distill a final draft constitution from the twenty-three approved articles. The final draft, presented to the convention on September 12, contained seven articles, a preamble and a closing endorsement, of which Morris was the primary author. <text:s/>The committee also presented a proposed letter to accompany the constitution when delivered to Congress.</text:p>
      <text:p text:style-name="Preformatted_20_Text">The final document, engrossed by Jacob Shallus, was taken up on Monday, September 17, at the Convention's final session. Several of the delegates were disappointed in the result, a makeshift series of unfortunate compromises. Some delegates left before the ceremony, and three others refused to sign. Of the thirty-nine signers, Benjamin Franklin summed up, addressing the Convention: "There are several parts of this Constitution which I do not at present approve, but I am not sure I shall never approve them." He would accept the Constitution, "because I expect no better and because I am not sure that it is not the best".</text:p>
      <text:p text:style-name="Preformatted_20_Text">The advocates of the Constitution were anxious to obtain unanimous support of all twelve states represented in the Convention. Their accepted formula for the closing endorsement was "Done in Convention, by the unanimous consent of the States present." At the end of the convention, the proposal was agreed to by eleven state delegations and the lone remaining delegate from New York, Alexander Hamilton.</text:p>
      <text:p text:style-name="Preformatted_20_Text">1788 ratification</text:p>
      <text:p text:style-name="Preformatted_20_Text"><text:s text:c="4"/>• Transmitted to the Congress of the Confederation, then sitting in New York City, it was within the power of Congress to expedite or block ratification of the proposed Constitution.</text:p>
      <text:p text:style-name="Preformatted_20_Text"><text:s text:c="4"/>• The dispute over additional powers for the central government was close, and in some states ratification was effected only after a bitter struggle in the state convention itself.</text:p>
      <text:p text:style-name="Preformatted_20_Text"><text:s text:c="4"/>• On June 21, 1788, the constitution had been ratified by the minimum of nine states required under Article VII.</text:p>
      <text:p text:style-name="Preformatted_20_Text">Transmitted to the Congress of the Confederation, then sitting in New York City, it was within the power of Congress to expedite or block ratification of the proposed Constitution. The new frame of government that the Philadelphia Convention presented was technically only a revision of the Articles of Confederation. After several days of debate, Congress voted to transmit the document to the thirteen states for ratification according to the process outlined in its Article VII. <text:s/>Each state legislature was to call elections for a "Federal Convention" to ratify the new Constitution, rather than consider ratification itself; a departure from the constitutional practice of the time, designed to expand the franchise in order to more clearly embrace "the people". <text:s/>The frame of government itself was to go into force among the States so acting upon the approval of nine (i.e. two-thirds of the 13) states; also a departure from constitutional practice, as the Articles of Confederation could only be amended by unanimous vote of all the states.</text:p>
      <text:p text:style-name="Preformatted_20_Text">Three members of the Convention – Madison, Gorham, and King – were also Members of Congress. They proceeded at once to New York, where Congress was in session, to placate the expected opposition. Aware of their vanishing authority, Congress, on September 28, after some debate, resolved unanimously to submit the Constitution to the States for action, "in conformity to the resolves of the Convention", but with no recommendation either for or against its adoption.</text:p>
      <text:p text:style-name="Preformatted_20_Text">Two parties soon developed, one in opposition, the Anti-Federalists, and one in support, the Federalists, of the Constitution; and the Constitution was debated, criticized, and expounded upon clause by clause. Hamilton, Madison, and Jay, under the name of Publius, wrote a series of commentaries, now known as The Federalist Papers, in support of ratification in the state of New York, at that time a hotbed of anti-Federalism. <text:s/>These commentaries on the Constitution, written during the struggle for ratification, have been frequently cited by the Supreme Court as an authoritative contemporary interpretation of the meaning of its provisions. <text:s/>The dispute over additional powers for the central government was close, and in some states ratification was effected only after a bitter struggle in the state convention itself.</text:p>
      <text:p text:style-name="Preformatted_20_Text">On June 21, 1788, the constitution had been ratified by the minimum of nine states required under Article VII. <text:s/>Towards the end of July, and with eleven states then having ratified, the process of organizing the new government began. <text:s/>The Continental Congress, which still functioned at irregular intervals, passed a resolution on September 13, 1788, to put the new Constitution into operation with the eleven states that had then ratified it. The federal government began operations under the new form of government on March 4, 1789. However, the initial meeting of each chamber of Congress had to be adjourned due to lack of a quorum. George Washington was inaugurated as the nation's first president 8 weeks later, on April 30. The final two states, North Carolina and Rhode Island, both subsequently ratified the Constitution – November 21, 1789, and May 29, 1790, respectively.</text:p>
      <text:p text:style-name="Preformatted_20_Text">Influences</text:p>
      <text:p text:style-name="Preformatted_20_Text"><text:s text:c="4"/>• Several ideas in the Constitution were new.</text:p>
      <text:p text:style-name="Preformatted_20_Text"><text:s text:c="4"/>• Supreme Court Justices, the ultimate interpreters of the Constitution, have cited Montesquieu throughout the Court's history.</text:p>
      <text:p text:style-name="Preformatted_20_Text"><text:s text:c="4"/>• The United States Bill of Rights consists of 10 amendments added to the Constitution in 1791, as supporters of the Constitution had promised critics during the debates of 1788.</text:p>
      <text:p text:style-name="Preformatted_20_Text">Several ideas in the Constitution were new. These were associated with the combination of consolidated government along with federal relationships with constituent states.</text:p>
      <text:p text:style-name="Preformatted_20_Text"><text:soft-page-break/>The Due Process Clause of the Constitution was partly based on common law and on Magna Carta (1215), which had become a foundation of English liberty against arbitrary power wielded by a ruler.</text:p>
      <text:p text:style-name="Preformatted_20_Text">Among the most prominent political theorists of the late eighteenth century were William Blackstone, John Locke, and Montesquieu.</text:p>
      <text:p text:style-name="Preformatted_20_Text">Both the influence of Edward Coke and William Blackstone were evident at the Convention. In his Institutes of the Lawes of England, Edward Coke interpreted Magna Carta protections and rights to apply not just to nobles, but to all British subjects. In writing the Virginia Charter of 1606, he enabled the King in Parliament to give those to be born in the colonies all rights and liberties as though they were born in England. William Blackstone's Commentaries on the Laws of England were the most influential books on law in the new republic.</text:p>
      <text:p text:style-name="Preformatted_20_Text">British political philosopher John Locke following the Glorious Revolution (1688) was a major influence expanding on the contract theory of government advanced by Thomas Hobbes. Locke advanced the principle of consent of the governed in his Two Treatises of Government. Government's duty under a social contract among the sovereign people was to serve the people by protecting their rights. These basic rights were life, liberty and property.</text:p>
      <text:p text:style-name="Preformatted_20_Text">Montesquieu's influence on the framers is evident in Madison's Federalist No. 47 and Hamilton's Federalist No. 78. Jefferson, Adams, and Mason were known to read Montesquieu. Supreme Court Justices, the ultimate interpreters of the Constitution, have cited Montesquieu throughout the Court's history. (See, e.g., Green v. Biddle, 21 U.S. 1, 1, 36 (1823). United States v. Wood, 39 U.S. 430, 438 (1840). Myers v. United States, 272 U.S. 52, 116 (1926). Nixon v. Administrator of General Services, 433 U.S. 425, 442 (1977). Bank Markazi v. Peterson, 136 U.S. 1310, 1330 (2016). ) <text:s/>Montesquieu emphasized the need for balanced forces pushing against each other to prevent tyranny (reflecting the influence of Polybius's 2nd century BC treatise on the checks and balances of the Roman Republic). In his The Spirit of the Laws, Montesquieu argues that the separation of state powers should be by its service to the people's liberty: legislative, executive and judicial.</text:p>
      <text:p text:style-name="Preformatted_20_Text">A substantial body of thought had been developed from the literature of republicanism in the United States, including work by John Adams and applied to the creation of state constitutions.</text:p>
      <text:p text:style-name="Preformatted_20_Text">The constitution was a federal one, and was influenced by the study of other federations, both ancient and extant. </text:p>
      <text:p text:style-name="Preformatted_20_Text">The United States Bill of Rights consists of 10 amendments added to the Constitution in 1791, as supporters of the Constitution had promised critics during the debates of 1788. The English Bill of Rights (1689) was an inspiration for the American Bill of Rights. Both require jury trials, contain a right to keep and bear arms, prohibit excessive bail and forbid "cruel and unusual punishments". Many liberties protected by state constitutions and the Virginia Declaration of Rights were incorporated into the Bill of Rights.</text:p>
      <text:p text:style-name="Preformatted_20_Text">Original frame</text:p>
      <text:p text:style-name="Preformatted_20_Text"><text:s text:c="4"/>• Neither the Convention which drafted the Constitution, nor the Congress which sent it to the thirteen states for ratification in the autumn of 1787, gave it a lead caption.</text:p>
      <text:p text:style-name="Preformatted_20_Text">Neither the Convention which drafted the Constitution, nor the Congress which sent it to the thirteen states for ratification in the autumn of 1787, gave it a lead caption. To fill this void, the document was most often titled "A frame of Government" when it was printed for the convenience of ratifying conventions and the information of the public. This Frame of Government consisted of a preamble, seven articles and a signed closing endorsement.</text:p>
      <text:p text:style-name="Preformatted_20_Text"/>
      <text:p text:style-name="Preformatted_20_Text">"We the People" in an original edition</text:p>
      <text:p text:style-name="Preformatted_20_Text">Preamble</text:p>
      <text:p text:style-name="Preformatted_20_Text"><text:s text:c="4"/>• It neither assigns powers to the federal government, nor does it place specific limitations on government action.</text:p>
      <text:p text:style-name="Preformatted_20_Text"><text:s text:c="4"/>• Rather, it sets out the origin, scope and purpose of the Constitution.</text:p>
      <text:p text:style-name="Preformatted_20_Text"><text:s text:c="4"/>• The scope of the Constitution is twofold.</text:p>
      <text:p text:style-name="Preformatted_20_Text"><text:s text:c="4"/>• Its origin and authority is in "We, the people of the United States".</text:p>
      <text:p text:style-name="Preformatted_20_Text">The preamble to the Constitution serves as an introductory statement of the document's fundamental purposes and guiding principles. It neither assigns powers to the federal government, nor does it place specific limitations on government action. Rather, it sets out the origin, scope and purpose of the Constitution. Its origin and authority is in "We, the people of the United States". This echoes the Declaration of Independence. "One people" dissolved their connection with another, and assumed among the powers of the earth, a sovereign nation-state. The scope of the Constitution is twofold. First, "to form a more perfect Union" than had previously existed in the "perpetual Union" of the Articles of Confederation. Second, to "secure the blessings of liberty", which were to be enjoyed by not only the first generation, but for all who came after, "our posterity".</text:p>
      <text:p text:style-name="Preformatted_20_Text">Article One</text:p>
      <text:p text:style-name="Preformatted_20_Text"><text:s text:c="4"/>• Article One describes the Congress, the legislative branch of the federal government.</text:p>
      <text:p text:style-name="Preformatted_20_Text"><text:soft-page-break/><text:s text:c="4"/>• Section 1, reads, "All legislative powers herein granted shall be vested in a Congress of the United States, which shall consist of a Senate and House of Representatives."</text:p>
      <text:p text:style-name="Preformatted_20_Text"><text:s text:c="4"/>• Representatives must be at least 25 years old, be a citizen of the United States for seven years, and live in the state they represent.</text:p>
      <text:p text:style-name="Preformatted_20_Text">Article One describes the Congress, the legislative branch of the federal government. Section 1, reads, "All legislative powers herein granted shall be vested in a Congress of the United States, which shall consist of a Senate and House of Representatives." The article establishes the manner of election and the qualifications of members of each body. Representatives must be at least 25 years old, be a citizen of the United States for seven years, and live in the state they represent. Senators must be at least 30 years old, be a citizen for nine years, and live in the state they represent.</text:p>
      <text:p text:style-name="Preformatted_20_Text">Article I, Section 8 enumerates the powers delegated to the legislature. Financially, Congress has the power to tax, borrow, pay debt and provide for the common defense and the general welfare; to regulate commerce, bankruptcies, and coin money. To regulate internal affairs, it has the power to regulate and govern military forces and militias, suppress insurrections and repel invasions. It is to provide for naturalization, standards of weights and measures, post offices and roads, and patents; to directly govern the federal district and cessions of land by the states for forts and arsenals. Internationally, Congress has the power to define and punish piracies and offenses against the Law of Nations, to declare war and make rules of war. The final Necessary and Proper Clause, also known as the Elastic Clause, expressly confers incidental powers upon Congress without the Articles' requirement for express delegation for each and every power. Article I, Section 9 lists eight specific limits on congressional power.</text:p>
      <text:p text:style-name="Preformatted_20_Text">The Supreme Court has sometimes broadly interpreted the Commerce Clause and the Necessary and Proper Clause in Article One to allow Congress to enact legislation that is neither expressly allowed by the enumerated powers nor expressly denied in the limitations on Congress. In McCulloch v. Maryland (1819), the Supreme Court read the Necessary and Proper Clause to permit the federal government to take action that would "enable [it] to perform the high duties assigned to it [by the Constitution] in the manner most beneficial to the people", even if that action is not itself within the enumerated powers. Chief Justice Marshall clarified: "Let the end be legitimate, let it be within the scope of the Constitution, and all means which are appropriate, which are plainly adapted to that end, which are not prohibited, but consist with the letter and spirit of the Constitution, are Constitutional."</text:p>
      <text:p text:style-name="Preformatted_20_Text">Article Two</text:p>
      <text:p text:style-name="Preformatted_20_Text"><text:s text:c="4"/>• Article Two describes the office, qualifications, and duties of the President of the United States and the Vice President.</text:p>
      <text:p text:style-name="Preformatted_20_Text"><text:s text:c="4"/>• The president is the Commander in Chief of the United States Armed Forces and state militias when they are mobilized.</text:p>
      <text:p text:style-name="Preformatted_20_Text"><text:s text:c="4"/>• The President is head of the executive branch of the federal government, as well as the nation's head of state and head of government.</text:p>
      <text:p text:style-name="Preformatted_20_Text">Article Two describes the office, qualifications, and duties of the President of the United States and the Vice President. The President is head of the executive branch of the federal government, as well as the nation's head of state and head of government.</text:p>
      <text:p text:style-name="Preformatted_20_Text">Article two is modified by the 12th Amendment which tacitly acknowledges political parties, and the 25th Amendment relating to office succession. The president is to receive only one compensation from the federal government. The inaugural oath is specified to preserve, protect and defend the Constitution.</text:p>
      <text:p text:style-name="Preformatted_20_Text">The president is the Commander in Chief of the United States Armed Forces and state militias when they are mobilized. He or she makes treaties with the advice and consent of a two-thirds quorum of the Senate. To administer the federal government, the president commissions all the offices of the federal government as Congress directs; he or she may require the opinions of its principal officers and make "recess appointments" for vacancies that may happen during the recess of the Senate. The president is to see that the laws are faithfully executed, though he or she may grant reprieves and pardons except regarding Congressional impeachment of himself or other federal officers. The president reports to Congress on the State of the Union, and by the Recommendation Clause, recommends "necessary and expedient" national measures. The president may convene and adjourn Congress under special circumstances.</text:p>
      <text:p text:style-name="Preformatted_20_Text">Section 4 provides for removal of the president and other federal officers. The president is removed on impeachment for, and conviction of, treason, bribery, or other high crimes and misdemeanors.</text:p>
      <text:p text:style-name="Preformatted_20_Text">Article Three</text:p>
      <text:p text:style-name="Preformatted_20_Text"><text:s text:c="4"/>• To establish a federal system of national law, considerable effort goes into developing a spirit of comity between federal government and states.</text:p>
      <text:p text:style-name="Preformatted_20_Text"><text:s text:c="4"/>• Cases arising under the laws of the United States and its treaties come under the jurisdiction of federal courts.</text:p>
      <text:p text:style-name="Preformatted_20_Text"><text:s text:c="4"/>• The Constitution is the supreme law of the land.</text:p>
      <text:p text:style-name="Preformatted_20_Text"><text:s text:c="4"/>• There shall be one court called the Supreme Court.</text:p>
      <text:p text:style-name="Preformatted_20_Text">Article Three describes the court system (the judicial branch), including the Supreme Court. There shall be one court called the Supreme Court. The article describes the kinds of cases the court takes as original jurisdiction. Congress can create lower courts and an appeals process. Congress enacts law defining crimes and providing for punishment. Article Three also protects the right to trial by jury in all criminal cases, and defines the crime of treason.</text:p>
      <text:p text:style-name="Preformatted_20_Text">Section 1 vests the judicial power of the United States in federal courts, and with it, the authority to interpret and apply the law to a particular case. Also included is the power to punish, sentence, and direct future action to resolve conflicts. The Constitution outlines the U.S. judicial system. In the Judiciary Act of 1789, Congress began to fill in details. Currently, Title 28 of the U.S. Code describes judicial powers and administration.</text:p>
      <text:p text:style-name="Preformatted_20_Text">As of the First Congress, the Supreme Court justices rode circuit to sit as panels to hear appeals from the district courts. In 1891, Congress enacted a new system. District courts would have original jurisdiction. Intermediate appellate courts (circuit courts) with exclusive jurisdiction heard regional appeals before consideration by the Supreme Court. The Supreme Court holds discretionary jurisdiction, meaning that it does not have to hear every case that is brought to it.</text:p>
      <text:p text:style-name="Preformatted_20_Text"><text:soft-page-break/>To enforce judicial decisions, the Constitution grants federal courts both criminal contempt and civil contempt powers. The court's summary punishment for contempt immediately overrides all other punishments applicable to the subject party. Other implied powers include injunctive relief and the habeas corpus remedy. The Court may imprison for contumacy, bad-faith litigation, and failure to obey a writ of mandamus. Judicial power includes that granted by Acts of Congress for rules of law and punishment. Judicial power also extends to areas not covered by statute. Generally, federal courts cannot interrupt state court proceedings.</text:p>
      <text:p text:style-name="Preformatted_20_Text">Clause 1 of Section 2 authorizes the federal courts to hear actual cases and controversies only. Their judicial power does not extend to cases which are hypothetical, or which are proscribed due to standing, mootness, or ripeness issues. Generally, a case or controversy requires the presence of adverse parties who have some interest genuinely at stake in the case.</text:p>
      <text:p text:style-name="Preformatted_20_Text">Clause 2 of Section 2 provides that the Supreme Court has original jurisdiction in cases involving ambassadors, ministers and consuls, for all cases respecting foreign nation-states, and also in those controversies which are subject to federal judicial power because at least one state is a party. Cases arising under the laws of the United States and its treaties come under the jurisdiction of federal courts. Cases under international maritime law and conflicting land grants of different states come under federal courts. Cases between U.S. citizens in different states, and cases between U.S. citizens and foreign states and their citizens, come under federal jurisdiction. The trials will be in the state where the crime was committed.</text:p>
      <text:p text:style-name="Preformatted_20_Text">No part of the Constitution expressly authorizes judicial review, but the Framers did contemplate the idea. The Constitution is the supreme law of the land. Precedent has since established that the courts could exercise judicial review over the actions of Congress or the executive branch. Two conflicting federal laws are under "pendent" jurisdiction if one presents a strict constitutional issue. Federal court jurisdiction is rare when a state legislature enacts something as under federal jurisdiction. To establish a federal system of national law, considerable effort goes into developing a spirit of comity between federal government and states. By the doctrine of 'Res judicata', federal courts give "full faith and credit" to State Courts. The Supreme Court will decide Constitutional issues of state law only on a case by case basis, and only by strict Constitutional necessity, independent of state legislators motives, their policy outcomes or its national wisdom.</text:p>
      <text:p text:style-name="Preformatted_20_Text">Section 3 bars Congress from changing or modifying Federal law on treason by simple majority statute. <text:s/>This section also defines treason, as an overt act of making war or materially helping those at war with the United States. <text:s/>Accusations must be corroborated by at least two witnesses. <text:s/>Congress is a political body and political disagreements routinely encountered should never be considered as treason. <text:s/>This allows for nonviolent resistance to the government because opposition is not a life or death proposition. <text:s/>However, Congress does provide for other lesser subversive crimes such as conspiracy.</text:p>
      <text:p text:style-name="Preformatted_20_Text">Article Four</text:p>
      <text:p text:style-name="Preformatted_20_Text"><text:s text:c="4"/>• Article Four outlines the relations among the states and between each state and the federal government.</text:p>
      <text:p text:style-name="Preformatted_20_Text"><text:s text:c="4"/>• In addition, it provides for such matters as admitting new states and border changes between the states.</text:p>
      <text:p text:style-name="Preformatted_20_Text"><text:s text:c="4"/>• For instance, it requires states to give "full faith and credit" to the public acts, records, and court proceedings of the other states.</text:p>
      <text:p text:style-name="Preformatted_20_Text">Article Four outlines the relations among the states and between each state and the federal government. In addition, it provides for such matters as admitting new states and border changes between the states. <text:s/>For instance, it requires states to give "full faith and credit" to the public acts, records, and court proceedings of the other states. <text:s/>Congress is permitted to regulate the manner in which proof of such acts may be admitted. <text:s/>The "privileges and immunities" clause prohibits state governments from discriminating against citizens of other states in favor of resident citizens. For instance, in criminal sentencing, a state may not increase a penalty on the grounds that the convicted person is a non-resident.</text:p>
      <text:p text:style-name="Preformatted_20_Text">It also establishes extradition between the states, as well as laying down a legal basis for freedom of movement and travel amongst the states. Today, this provision is sometimes taken for granted, but in the days of the Articles of Confederation, crossing state lines was often arduous and costly. The Territorial Clause gives Congress the power to make rules for disposing of federal property and governing non-state territories of the United States. <text:s/>Finally, the fourth section of Article Four requires the United States to guarantee to each state a republican form of government, and to protect them from invasion and violence.</text:p>
      <text:p text:style-name="Preformatted_20_Text">Article Five</text:p>
      <text:p text:style-name="Preformatted_20_Text"><text:s text:c="4"/>• The ratification method is chosen by Congress for each amendment.</text:p>
      <text:p text:style-name="Preformatted_20_Text"><text:s text:c="4"/>• Proposals to amend the Constitution must be properly adopted and ratified before they change the Constitution.</text:p>
      <text:p text:style-name="Preformatted_20_Text"><text:s text:c="4"/>• On February 3, 1913, with ratification of the Sixteenth Amendment, Congress gained the authority to levy an income tax without apportioning it among the states or basing it on the United States Census.</text:p>
      <text:p text:style-name="Preformatted_20_Text">Article Five outlines the process for amending the Constitution. Eight state constitutions in effect in 1787 included an amendment mechanism. Amendment making power rested with the legislature in three of the states and in the other five it was given to specially elected conventions. The Articles of Confederation provided that amendments were to be proposed by Congress and ratified by the unanimous vote of all thirteen state legislatures. This proved to be a major flaw in the Articles, as it created an insurmountable obstacle to constitutional reform. The amendment process crafted during the Philadelphia Constitutional Convention was, according to The Federalist No. 43, designed to establish a balance between pliancy and rigidity:</text:p>
      <text:p text:style-name="Preformatted_20_Text">There are two steps in the amendment process. Proposals to amend the Constitution must be properly adopted and ratified before they change the Constitution. First, there are two procedures for adopting the language of a proposed amendment, either by (a) Congress, by two-thirds majority in both the Senate and the House of Representatives, or (b) national convention (which shall take place whenever two-thirds of the state legislatures collectively call for one). Second, there are two procedures for ratifying the proposed amendment, which requires three-fourths of the states' (presently 38 of 50) approval: (a) consent of the state legislatures, or (b) consent of state ratifying conventions. The ratification method is chosen by Congress for each amendment. State ratifying conventions were used only once, for the Twenty-first Amendment.</text:p>
      <text:p text:style-name="Preformatted_20_Text">Presently, the Archivist of the United States is charged with responsibility for administering the ratification process under the provisions of 1 U.S. Code § 106b. The Archivist submits the proposed amendment to the states for their consideration by sending a letter of notification to each Governor. Each Governor then formally submits the amendment to their state's legislature. When a state ratifies a proposed amendment, it sends the Archivist an original or certified copy of the state's action. Ratification documents are examined by the Office of the Federal Register for facial legal sufficiency and an authenticating signature.</text:p>
      <text:p text:style-name="Preformatted_20_Text">Article Five ends by shielding certain clauses in the new frame of government from being amended. Article One, Section 9, Clauses 1 prevents Congress from passing any law that would restrict the importation of slaves into the United States prior to 1808, plus the fourth clause from that same section, which reiterates the Constitutional rule that direct taxes must be apportioned according to state populations. These clauses were explicitly shielded from Constitutional amendment prior to 1808. On January 1, 1808, the first day it was permitted to do so, Congress approved legislation prohibiting the importation of slaves into the country. On February 3, 1913, with ratification of the Sixteenth Amendment, Congress gained the authority to levy an income tax without apportioning it among the states or basing it on the United States Census. The third textually entrenched provision is Article One, Section 3, Clauses 1, which provides for equal representation of the states in the Senate. The shield protecting this clause from the amendment process is less absolute – "no state, without its consent, shall be deprived of its equal Suffrage in the Senate" – but permanent.</text:p>
      <text:p text:style-name="Preformatted_20_Text">Article Six</text:p>
      <text:p text:style-name="Preformatted_20_Text"><text:s text:c="4"/>• This means that the states' constitutions and laws should not conflict with the laws of the federal constitution and that in case of a conflict, state judges are legally bound to honor the federal laws and constitution over those of any state.</text:p>
      <text:p text:style-name="Preformatted_20_Text"><text:soft-page-break/><text:s text:c="4"/>• Article Six establishes the Constitution, and all federal laws and treaties of the United States made according to it, to be the supreme law of the land, and that "the judges in every state shall be bound thereby, any thing in the laws or constitutions of any state notwithstanding."</text:p>
      <text:p text:style-name="Preformatted_20_Text">Article Six establishes the Constitution, and all federal laws and treaties of the United States made according to it, to be the supreme law of the land, and that "the judges in every state shall be bound thereby, any thing in the laws or constitutions of any state notwithstanding." It validates national debt created under the Articles of Confederation and requires that all federal and state legislators, officers, and judges take oaths or affirmations to support the Constitution. This means that the states' constitutions and laws should not conflict with the laws of the federal constitution and that in case of a conflict, state judges are legally bound to honor the federal laws and constitution over those of any state. Article Six also states "no religious Test shall ever be required as a Qualification to any Office or public Trust under the United States."</text:p>
      <text:p text:style-name="Preformatted_20_Text">Article Seven</text:p>
      <text:p text:style-name="Preformatted_20_Text"><text:s text:c="4"/>• Once ratified by this minimum number of states, it was anticipated that the proposed Constitution would become this Constitution between the nine or more that signed.</text:p>
      <text:p text:style-name="Preformatted_20_Text"><text:s text:c="4"/>• Anticipating that the influence of many state politicians would be Antifederalist, delegates to the Philadelphia Convention provided for ratification of the Constitution by popularly elected ratifying conventions in each state.</text:p>
      <text:p text:style-name="Preformatted_20_Text">Article Seven describes the process for establishing the proposed new frame of government. Anticipating that the influence of many state politicians would be Antifederalist, delegates to the Philadelphia Convention provided for ratification of the Constitution by popularly elected ratifying conventions in each state. The convention method also made it possible that judges, ministers and others ineligible to serve in state legislatures, could be elected to a convention. Suspecting that Rhode Island, at least, might not ratify, delegates decided that the Constitution would go into effect as soon as nine states (two-thirds rounded up) ratified. Once ratified by this minimum number of states, it was anticipated that the proposed Constitution would become this Constitution between the nine or more that signed. It would not cover the four or fewer states that might not have signed.</text:p>
      <text:p text:style-name="Preformatted_20_Text"/>
      <text:p text:style-name="Preformatted_20_Text">Closing endorsement section of the United States Constitution</text:p>
      <text:p text:style-name="Preformatted_20_Text">Closing endorsement</text:p>
      <text:p text:style-name="Preformatted_20_Text"><text:s text:c="4"/>• Advocates for the new frame of government, realizing the impending difficulty of obtaining the consent of the states needed to make it operational, were anxious to obtain the unanimous support of the delegations from each state.</text:p>
      <text:p text:style-name="Preformatted_20_Text"><text:s text:c="4"/>• It records who signed the Constitution, and when and where.</text:p>
      <text:p text:style-name="Preformatted_20_Text"><text:s text:c="4"/>• The signing of the United States Constitution occurred on September 17, 1787, when 39 delegates to the Constitutional Convention endorsed the constitution created during the convention.</text:p>
      <text:p text:style-name="Preformatted_20_Text">The signing of the United States Constitution occurred on September 17, 1787, when 39 delegates to the Constitutional Convention endorsed the constitution created during the convention. In addition to signatures, this closing endorsement, the Constitution's eschatocol, included a brief declaration that the delegates' work has been successfully completed and that those whose signatures appear on it subscribe to the final document. Included are, a statement pronouncing the document's adoption by the states present, a formulaic dating of its adoption, and the signatures of those endorsing it. Additionally, the convention's secretary, William Jackson, signed the document to authenticate the validity of the delegate signatures. He also made a few secretarial notes.</text:p>
      <text:p text:style-name="Preformatted_20_Text">The language of the concluding endorsement, conceived by Gouverneur Morris and presented to the convention by Benjamin Franklin, was made intentionally ambiguous in hopes of winning over the votes of dissenting delegates. Advocates for the new frame of government, realizing the impending difficulty of obtaining the consent of the states needed to make it operational, were anxious to obtain the unanimous support of the delegations from each state. It was feared that many of the delegates would refuse to give their individual assent to the Constitution. Therefore, in order that the action of the Convention would appear to be unanimous, the formula, Done in convention by the unanimous consent of the states present ... was devised.</text:p>
      <text:p text:style-name="Preformatted_20_Text">The document is dated: "the Seventeenth Day of September in the Year of our Lord" 1787, and "of the Independence of the United States of America the Twelfth." <text:s/>This two-fold epoch dating serves to place the Constitution in the context of the religious traditions of Western civilization and, at the same time, links it to the regime principles proclaimed in the Declaration of Independence. <text:s/>This dual reference can also be found in the Articles of Confederation and the Northwest Ordinance.</text:p>
      <text:p text:style-name="Preformatted_20_Text">The closing endorsement serves an authentication function only. It neither assigns powers to the federal government nor does it provide specific limitations on government action. It does however, provide essential documentation of the Constitution's validity, a statement of "This is what was agreed to." It records who signed the Constitution, and when and where.</text:p>
      <text:p text:style-name="Preformatted_20_Text"/>
      <text:p text:style-name="Preformatted_20_Text">United States Bill of RightsCurrently housed in the National Archives.</text:p>
      <text:p text:style-name="Preformatted_20_Text">Ratified amendments</text:p>
      <text:p text:style-name="Preformatted_20_Text"><text:s text:c="4"/>• This certification is published in the Federal Register and United States Statutes at Large and serves as official notice to Congress and to the nation that the ratification process has been successfully completed.</text:p>
      <text:p text:style-name="Preformatted_20_Text"><text:s text:c="4"/>• The Constitution has twenty-seven amendments.</text:p>
      <text:p text:style-name="Preformatted_20_Text"><text:soft-page-break/><text:s text:c="4"/>• A proposed amendment becomes an operative part of the Constitution as soon as it is ratified by three-fourths of the States (currently 38 of the 50 States).</text:p>
      <text:p text:style-name="Preformatted_20_Text">The Constitution has twenty-seven amendments. Structurally, the Constitution's original text and all prior amendments remain untouched. The precedent for this practice was set in 1789, when Congress considered and proposed the first several Constitutional amendments. Among these, Amendments 1–10 are collectively known as the Bill of Rights, and Amendments 13–15 are known as the Reconstruction Amendments. Excluding the Twenty-seventh Amendment, which was pending before the states for 202 years, 225 days, the longest pending amendment that was successfully ratified was the Twenty-second Amendment, which took 3 years, 343 days. The Twenty-sixth Amendment was ratified in the shortest time, 100 days. The average ratification time for the first twenty-six amendments was 1 year, 252 days; for all twenty-seven, 9 years, 48 days.</text:p>
      <text:p text:style-name="Preformatted_20_Text">A proposed amendment becomes an operative part of the Constitution as soon as it is ratified by three-fourths of the States (currently 38 of the 50 States). There is no further step. The text requires no additional action by Congress or anyone else after ratification by the required number of states. Thus, when the Office of the Federal Register verifies that it has received the required number of authenticated ratification documents, it drafts a formal proclamation for the Archivist to certify that the amendment is valid and has become part of the nation's frame of government. This certification is published in the Federal Register and United States Statutes at Large and serves as official notice to Congress and to the nation that the ratification process has been successfully completed.</text:p>
      <text:p text:style-name="Preformatted_20_Text">Safeguards of liberty (Amendments 1, 2, and 3)</text:p>
      <text:p text:style-name="Preformatted_20_Text"><text:s text:c="4"/>• Requested by several states during the Constitutional ratification debates, the amendment reflected the lingering resentment over the widespread efforts of the British to confiscate the colonists' firearms at the outbreak of the Revolutionary War.</text:p>
      <text:p text:style-name="Preformatted_20_Text"><text:s text:c="4"/>• The Third Amendment (1791) prohibits the federal government from forcing individuals to provide lodging to soldiers in their homes during peacetime without their consent.</text:p>
      <text:p text:style-name="Preformatted_20_Text">The First Amendment (1791) prohibits Congress from obstructing the exercise of certain individual freedoms: freedom of religion, freedom of speech, freedom of the press, freedom of assembly, and right to petition. Its Free Exercise Clause guarantees a person's right to hold whatever religious beliefs he or she wants, and to freely exercise that belief, and its Establishment Clause prevents the federal government from creating an official national church or favoring one set of religious beliefs over another. The amendment guarantees an individual's right to express and to be exposed to a wide range of opinions and views. It was intended to ensure a free exchange of ideas, even unpopular ones. <text:s/>It also guarantees an individual's right to physically gather or associate with others in groups for economic, political or religious purposes. <text:s/>Additionally, it guarantees an individual's right to petition the government for a redress of grievances.</text:p>
      <text:p text:style-name="Preformatted_20_Text">The Second Amendment (1791) <text:s/>protects the right of individuals to keep and bear arms. Although the Supreme Court has ruled that this right applies to individuals, not merely to collective militias, it has also held that the government may regulate or place some limits on the manufacture, ownership and sale of firearms or other weapons. Requested by several states during the Constitutional ratification debates, the amendment reflected the lingering resentment over the widespread efforts of the British to confiscate the colonists' firearms at the outbreak of the Revolutionary War. <text:s/>Patrick Henry had rhetorically asked, shall we be stronger, "when we are totally disarmed, and when a British Guard shall be stationed in every house?"</text:p>
      <text:p text:style-name="Preformatted_20_Text">The Third Amendment (1791) prohibits the federal government from forcing individuals to provide lodging to soldiers in their homes during peacetime without their consent. <text:s/>Requested by several states during the Constitutional ratification debates, the amendment reflected the lingering resentment over the Quartering Acts passed by the British Parliament during the Revolutionary War, which had allowed British soldiers to take over private homes for their own use.</text:p>
      <text:p text:style-name="Preformatted_20_Text">Safeguards of justice (Amendments 4, 5, 6, 7, and 8)</text:p>
      <text:p text:style-name="Preformatted_20_Text"><text:s text:c="4"/>• Importantly, this amendment guarantees the right to a jury trial only in federal court, not in state court.</text:p>
      <text:p text:style-name="Preformatted_20_Text"><text:s text:c="4"/>• In 1966, the Supreme Court ruled that, with the Fifth Amendment, this amendment requires what has become known as the Miranda warning.</text:p>
      <text:p text:style-name="Preformatted_20_Text"><text:s text:c="4"/>• Additionally, the Fifth Amendment also prohibits government from taking private property for public use without "just compensation", the basis of eminent domain in the United States.</text:p>
      <text:p text:style-name="Preformatted_20_Text">The Fourth Amendment (1791) protects people against unreasonable searches and seizures of either self or property by government officials. A search can mean everything from a frisking by a police officer or to a demand for a blood test to a search of an individual's home or car. A seizure occurs when the government takes control of an individual or something in his or her possession. Items that are seized often are used as evidence when the individual is charged with a crime. It also imposes certain limitations on police investigating a crime and prevents the use of illegally obtained evidence at trial.</text:p>
      <text:p text:style-name="Preformatted_20_Text">The Fifth Amendment (1791) establishes the requirement that a trial for a major crime may commence only after an indictment has been handed down by a grand jury; protects individuals from double jeopardy, being tried and put in danger of being punished more than once for the same criminal act; prohibits punishment without due process of law, thus protecting individuals from being imprisoned without fair procedures; and provides that an accused person may not be compelled to reveal to the police, prosecutor, judge, or jury any information that might incriminate or be used against him or her in a court of law. Additionally, the Fifth Amendment also prohibits government from taking private property for public use without "just compensation", the basis of eminent domain in the United States.</text:p>
      <text:p text:style-name="Preformatted_20_Text">The Sixth Amendment (1791) provides several protections and rights to an individual accused of a crime. The accused has the right to a fair and speedy trial by a local and impartial jury. Likewise, a person has the right to a public trial. This right protects defendants from secret proceedings that might encourage abuse of the justice system, and serves to keep the public informed. This amendment also guarantees a right to legal counsel if accused of a crime, guarantees that the accused may require witnesses to attend the trial and testify in the presence of the accused, and guarantees the accused a right to know the charges against them. In 1966, the Supreme Court ruled that, with the Fifth Amendment, this amendment requires what has become known as the Miranda warning.</text:p>
      <text:p text:style-name="Preformatted_20_Text">The Seventh Amendment (1791) extends the right to a jury trial to federal civil cases, and inhibits courts from overturning a jury's findings of fact. Although the Seventh Amendment itself says that it is limited to "suits at common law", meaning cases that triggered the right to a jury under English law, the amendment has been found to apply in lawsuits that are similar to the old common law cases. For example, the right to a jury trial applies to cases brought under federal statutes that prohibit race or gender discrimination in housing or employment. Importantly, this amendment guarantees the right to a jury trial only in federal court, not in state court.</text:p>
      <text:p text:style-name="Preformatted_20_Text">The Eighth Amendment (1791) protects people from having bail or fines set at an amount so high that it would be impossible for all but the richest defendants to pay and also protects people from being subjected to cruel and unusual punishment. Although this phrase originally was intended to outlaw certain gruesome methods of punishment, it has been broadened over the years to protect against punishments that are grossly disproportionate to or too harsh for the particular crime. This provision has also been used to challenge prison conditions such as extremely unsanitary cells, overcrowding, insufficient medical care and deliberate failure by officials to protect inmates from one another.</text:p>
      <text:p text:style-name="Preformatted_20_Text">Unenumerated rights and reserved powers (Amendments 9 and 10)</text:p>
      <text:p text:style-name="Preformatted_20_Text"><text:s text:c="4"/>• The amendment states that the federal government has only those powers specifically granted by the Constitution.</text:p>
      <text:p text:style-name="Preformatted_20_Text"><text:s text:c="4"/>• The Tenth Amendment (1791) was included in the Bill of Rights to further define the balance of power between the federal government and the states.</text:p>
      <text:p text:style-name="Preformatted_20_Text"><text:soft-page-break/><text:s text:c="4"/>• The Ninth Amendment (1791) declares that individuals have other fundamental rights, in addition to those stated in the Constitution.</text:p>
      <text:p text:style-name="Preformatted_20_Text">The Ninth Amendment (1791) declares that individuals have other fundamental rights, in addition to those stated in the Constitution. During the Constitutional ratification debates Anti-Federalists argued that a Bill of Rights should be added. <text:s/>The Federalists opposed it on grounds that a list would necessarily be incomplete but would be taken as explicit and exhaustive, thus enlarging the power of the federal government by implication. <text:s/>The Anti-Federalists persisted, and several state ratification conventions refused to ratify the Constitution without a more specific list of protections, so the First Congress added what became the Ninth Amendment as a compromise. Because the rights protected by the Ninth Amendment are not specified, they are referred to as "unenumerated". <text:s/>The Supreme Court has found that unenumerated rights include such important rights as the right to travel, the right to vote, the right to privacy, and the right to make important decisions about one's health care or body.</text:p>
      <text:p text:style-name="Preformatted_20_Text">The Tenth Amendment (1791) was included in the Bill of Rights to further define the balance of power between the federal government and the states. The amendment states that the federal government has only those powers specifically granted by the Constitution. These powers include the power to declare war, to collect taxes, to regulate interstate business activities and others that are listed in the articles or in subsequent constitutional amendments. Any power not listed is, says the Tenth Amendment, left to the states or the people. While there is no specific list of what these "reserved powers" may be, the Supreme Court has ruled that laws affecting family relations, commerce within a state's own borders, and local law enforcement activities, are among those specifically reserved to the states or the people.</text:p>
      <text:p text:style-name="Preformatted_20_Text">Governmental authority (Amendments 11, 16, 18, and 21)</text:p>
      <text:p text:style-name="Preformatted_20_Text"><text:s text:c="4"/>• Because a federal law provides federal funds to states that prohibit the sale of alcohol to minors under the age of twenty-one, all fifty states have set their drinking age there.</text:p>
      <text:p text:style-name="Preformatted_20_Text"><text:s text:c="4"/>• The Twenty-first Amendment (1933) repealed the Eighteenth Amendment and returned the regulation of alcohol to the states.</text:p>
      <text:p text:style-name="Preformatted_20_Text">The Eleventh Amendment (1795) specifically prohibits federal courts from hearing cases in which a state is sued by an individual from another state or another country, thus extending to the states sovereign immunity protection from certain types of legal liability. Article Three, Section 2, Clause 1 has been affected by this amendment, which also overturned the Supreme Court's decision in Chisholm v. Georgia.</text:p>
      <text:p text:style-name="Preformatted_20_Text">The Sixteenth Amendment (1913) removed existing Constitutional constraints that limited the power of Congress to lay and collect taxes on income. Specifically, the apportionment constraints delineated in Article 1, Section 9, Clause 4 have been removed by this amendment, which also overturned an 1895 Supreme Court decision, in <text:s/>Pollock v. Farmers' Loan &amp; Trust Co., that declared an unapportioned federal income tax on rents, dividends, and interest unconstitutional. This amendment has become the basis for all subsequent federal income tax legislation and has greatly expanded the scope of federal taxing and spending in the years since.</text:p>
      <text:p text:style-name="Preformatted_20_Text">The Eighteenth Amendment (1919) prohibited the making, transporting, and selling of alcoholic beverages nationwide. It also authorized Congress to enact legislation enforcing this prohibition. Adopted at the urging of a national temperance movement, proponents believed that the use of alcohol was reckless and destructive and that prohibition would reduce crime and corruption, solve social problems, decrease the need for welfare and prisons, and improve the health of all Americans. During prohibition, it is estimated that alcohol consumption and alcohol related deaths declined dramatically. But prohibition had other, more negative consequences. The amendment drove the lucrative alcohol business underground, giving rise to a large and pervasive black market. In addition, prohibition encouraged disrespect for the law and strengthened organized crime. Prohibition came to an end in 1933, when this amendment was repealed.</text:p>
      <text:p text:style-name="Preformatted_20_Text">The Twenty-first Amendment (1933) repealed the Eighteenth Amendment and returned the regulation of alcohol to the states. Each state sets its own rules for the sale and importation of alcohol, including the drinking age. Because a federal law provides federal funds to states that prohibit the sale of alcohol to minors under the age of twenty-one, all fifty states have set their drinking age there. Rules about how alcohol is sold vary greatly from state to state.</text:p>
      <text:p text:style-name="Preformatted_20_Text">Safeguards of civil rights (Amendments 13, 14, 15, 19, 23, 24, and 26)</text:p>
      <text:p text:style-name="Preformatted_20_Text"><text:s text:c="4"/>• The Fourteenth Amendment (1868) granted United States citizenship to former slaves and to all persons "subject to U.S. jurisdiction".</text:p>
      <text:p text:style-name="Preformatted_20_Text"><text:s text:c="4"/>• This amendment rendered inoperative or moot several of the original parts of the constitution.</text:p>
      <text:p text:style-name="Preformatted_20_Text"><text:s text:c="4"/>• Prior to the amendment's adoption, only a few states permitted women to vote and to hold office.</text:p>
      <text:p text:style-name="Preformatted_20_Text">The Thirteenth Amendment (1865) abolished slavery and involuntary servitude, except as punishment for a crime, and authorized Congress to enforce abolition. Though millions of slaves had been declared free by the 1863 Emancipation Proclamation, their post Civil War status was unclear, as was the status of other millions. Congress intended the Thirteenth Amendment to be a proclamation of freedom for all slaves throughout the nation and to take the question of emancipation away from politics. This amendment rendered inoperative or moot several of the original parts of the constitution.</text:p>
      <text:p text:style-name="Preformatted_20_Text">The Fourteenth Amendment (1868) granted United States citizenship to former slaves and to all persons "subject to U.S. jurisdiction". It also contained three new limits on state power: a state shall not violate a citizen's privileges or immunities; shall not deprive any person of life, liberty, or property without due process of law; and must guarantee all persons equal protection of the laws. These limitations dramatically expanded the protections of the Constitution. This amendment, according to the Supreme Court's Doctrine of Incorporation, makes most provisions of the Bill of Rights applicable to state and local governments as well. <text:s/>It superseded the mode of apportionment of representatives delineated in Article 1, Section 2, Clause 3, and also overturned the Supreme Court's decision in Dred Scott v. Sandford.</text:p>
      <text:p text:style-name="Preformatted_20_Text">The Fifteenth Amendment (1870) prohibits the use of race, color, or previous condition of servitude in determining which citizens may vote. The last of three post Civil War Reconstruction Amendments, it sought to abolish one of the key vestiges of slavery and to advance the civil rights and liberties of former slaves.</text:p>
      <text:p text:style-name="Preformatted_20_Text">The Nineteenth Amendment (1920) prohibits the government from denying women the right to vote on the same terms as men. Prior to the amendment's adoption, only a few states permitted women to vote and to hold office.</text:p>
      <text:p text:style-name="Preformatted_20_Text">The Twenty-third Amendment (1961) extends the right to vote in presidential elections to citizens residing in the District of Columbia by granting the District electors in the Electoral College, as if it were a state. When first established as the nation's capital in 1800, the District of Columbia's five thousand residents had neither a local government, nor the right to vote in federal elections. By 1960 the population of the District had grown to over 760,000 people.</text:p>
      <text:p text:style-name="Preformatted_20_Text">The Twenty-fourth Amendment (1964) prohibits a poll tax for voting. Although passage of the Thirteenth, Fourteenth, and Fifteenth Amendments helped remove many of the discriminatory laws left over from slavery, they did not eliminate all forms of discrimination. Along with literacy tests and durational residency requirements, poll taxes were used to keep low-income (primarily African American) citizens from participating in elections. <text:s/>The Supreme Court has since struck down these discriminatory measures, opening democratic participation to all.</text:p>
      <text:p text:style-name="Preformatted_20_Text">The Twenty-sixth Amendment (1971) prohibits the government from denying the right of United States citizens, eighteen years of age or older, to vote on account of age. The drive to lower the voting age was driven in large part by the broader student activism movement protesting the Vietnam War. It gained strength following the Supreme Court's decision in Oregon v. Mitchell.</text:p>
      <text:p text:style-name="Preformatted_20_Text"><text:soft-page-break/>Government processes and procedures (Amendments 12, 17, 20, 22, 25, and 27)</text:p>
      <text:p text:style-name="Preformatted_20_Text"><text:s text:c="4"/>• It also suggests that the President and Vice President should not be from the same state.</text:p>
      <text:p text:style-name="Preformatted_20_Text"><text:s text:c="4"/>• Originally, the Constitution provided that the annual meeting was to be on the first Monday in December unless otherwise provided by law.</text:p>
      <text:p text:style-name="Preformatted_20_Text"><text:s text:c="4"/>• The amendment supersedes Article 1, Section 2, Clauses 1 and 2, under which the two senators from each state were elected by the state legislature.</text:p>
      <text:p text:style-name="Preformatted_20_Text">The Twelfth Amendment (1804) modifies the way the Electoral College chooses the President and Vice President. It stipulates that each elector must cast a distinct vote for President and Vice President, instead of two votes for President. It also suggests that the President and Vice President should not be from the same state. Article II, Section 1, Clause 3 is superseded by this amendment, which also extends the eligibility requirements to become President to the Vice President.</text:p>
      <text:p text:style-name="Preformatted_20_Text">The Seventeenth Amendment (1913) modifies the way senators are elected. It stipulates that senators are to be elected by direct popular vote. The amendment supersedes Article 1, Section 2, Clauses 1 and 2, under which the two senators from each state were elected by the state legislature. It also allows state legislatures to permit their governors to make temporary appointments until a special election can be held.</text:p>
      <text:p text:style-name="Preformatted_20_Text">The Twentieth Amendment (1933) changes the date on which a new President, Vice President and Congress take office, thus shortening the time between Election Day and the beginning of Presidential, Vice Presidential and Congressional terms. Originally, the Constitution provided that the annual meeting was to be on the first Monday in December unless otherwise provided by law. <text:s/>This meant that, when a new Congress was elected in November, it did not come into office until the following March, with a "lame duck" Congress convening in the interim. <text:s/>By moving the beginning of the president's new term from March 4 to January 20 (and in the case of Congress, to January 3), proponents hoped to put an end to lame duck sessions, while allowing for a speedier transition for the new administration and legislators.</text:p>
      <text:p text:style-name="Preformatted_20_Text">The Twenty-second Amendment (1951) limits an elected president to two terms in office, a total of eight years. However, under some circumstances it is possible for an individual to serve more than eight years. Although nothing in the original frame of government limited how many presidential terms one could serve, the nation's first president, George Washington, declined to run for a third term, suggesting that two terms of four years were enough for any president. This precedent remained an unwritten rule of the presidency until broken by Franklin D. Roosevelt, who was elected to a third term as president 1940 and in 1944 to a fourth.</text:p>
      <text:p text:style-name="Preformatted_20_Text">The Twenty-fifth Amendment (1967) clarifies what happens upon the death, removal, or resignation of the President or Vice President and how the Presidency is temporarily filled if the President becomes disabled and cannot fulfill the responsibilities of the office. It supersedes the ambiguous succession rule established in Article II, Section 1, Clause 6. <text:s/>A concrete plan of succession has been needed on multiple occasions since 1789. <text:s/>However, for nearly 20% of U.S. history, there has been no vice president in office who can assume the presidency.</text:p>
      <text:p text:style-name="Preformatted_20_Text">The Twenty-seventh Amendment (1992) prevents members of Congress from granting themselves pay raises during the current session. Rather, any raises that are adopted must take effect during the next session of Congress. Its proponents believed that Federal legislators would be more likely to be cautious about increasing congressional pay if they have no personal stake in the vote. Article One, section 6, Clause 1 has been affected by this amendment, which remained pending for over two centuries as it contained no time limit for ratification.</text:p>
      <text:p text:style-name="Preformatted_20_Text">Unratified amendments</text:p>
      <text:p text:style-name="Preformatted_20_Text"><text:s text:c="4"/>• Six amendments approved by Congress and proposed to the states for consideration have not been ratified by the required number of states to become part of the Constitution.</text:p>
      <text:p text:style-name="Preformatted_20_Text">Collectively, members of the House and Senate typically propose around 200 amendments during each two-year term of Congress. Most however, never get out of the Congressional committees in which they were proposed, and only a fraction of those that do receive enough support to win Congressional approval to actually go through the constitutional ratification process.</text:p>
      <text:p text:style-name="Preformatted_20_Text">Six amendments approved by Congress and proposed to the states for consideration have not been ratified by the required number of states to become part of the Constitution. Four of these are technically still pending, as Congress did not set a time limit (see also Coleman v. Miller) for their ratification. The other two are no longer pending, as both had a time limit attached and in both cases the time period set for their ratification expired.</text:p>
      <text:p text:style-name="Preformatted_20_Text">Still pending</text:p>
      <text:p text:style-name="Preformatted_20_Text"><text:s text:c="4"/>• No additional states have ratified this amendment since.</text:p>
      <text:p text:style-name="Preformatted_20_Text"><text:s text:c="4"/>• When submitted to the states, ratification by thirteen states was required for it to become part of the Constitution; eleven had done so by early 1812.</text:p>
      <text:p text:style-name="Preformatted_20_Text"><text:s text:c="4"/>• When submitted to the states, ratification by 36 states was required for it to become part of the Constitution, as there were forty-eight states.</text:p>
      <text:p text:style-name="Preformatted_20_Text">The Congressional Apportionment Amendment (proposed 1789) would, if ratified, establish a formula for determining the appropriate size of the House of Representatives and the appropriate apportionment of representatives among the states following each constitutionally mandated decennial census. At the time it was sent to the states for ratification, an affirmative vote by ten states would have made this amendment operational. <text:s/>In 1791 and 1792, when Vermont and Kentucky joined the Union, the number climbed to twelve. <text:s/>Thus, the amendment remained one state shy of the number needed for it to become part of the Constitution. <text:s/>No additional states have ratified this amendment since. To become part of the Constitution today, ratification by an additional twenty-seven would be required. The Apportionment Act of 1792 apportioned the House of Representatives at 33,000 persons per representative in consequence of the 1790 census. Reapportionment has since been effected by statute.</text:p>
      <text:p text:style-name="Preformatted_20_Text">The Titles of Nobility Amendment (proposed 1810) would, if ratified, strip United States citizenship from any citizen who accepted a title of nobility from a foreign country. When submitted to the states, ratification by thirteen states was required for it to become part of the Constitution; eleven had done so by early 1812. However, with the addition of Louisiana into the Union that year (April 30, 1812), the ratification threshold rose to fourteen. Thus, when New Hampshire ratified it in December 1812, the amendment again came within two states of being ratified. No additional states have ratified this amendment since. To become part of the Constitution today, ratification by an additional twenty-six would be required.</text:p>
      <text:p text:style-name="Preformatted_20_Text">The Corwin Amendment (proposed 1861) would, if ratified, shield "domestic institutions" of the states (which in 1861 included slavery) from the constitutional amendment process and from abolition or interference by Congress. This proposal was one of several measures considered by Congress in an ultimately unsuccessful attempt to attract the seceding states back into the Union and to entice border slave states to stay. Five states ratified the amendment in the early 1860s, but none have since. To become part of the Constitution today, ratification by an additional 33 states would be required. The subject of this proposal was subsequently addressed by the 1865 Thirteenth Amendment, which abolished slavery.</text:p>
      <text:p text:style-name="Preformatted_20_Text"><text:soft-page-break/>The Child Labor Amendment (proposed 1924) would, if ratified, specifically authorize Congress to limit, regulate and prohibit labor of persons less than eighteen years of age. The amendment was proposed in response to Supreme Court rulings in Hammer v. Dagenhart (1918) and Bailey v. Drexel Furniture Co. (1922) that found federal laws regulating and taxing goods produced by employees under the ages of 14 and 16 unconstitutional. When submitted to the states, ratification by 36 states was required for it to become part of the Constitution, as there were forty-eight states. Twenty-eight had ratified the amendment by early 1937, but none have done so since. To become part of the Constitution today, ratification by an additional ten would be required. A federal statute approved June 25, 1938, regulated the employment of those under 16 or 18 years of age in interstate commerce. The Supreme Court, by unanimous vote in United States v. Darby Lumber Co. (1941), found this law constitutional, effectively overturning Hammer v. Dagenhart. As a result of this development, the movement pushing for the amendment concluded.</text:p>
      <text:p text:style-name="Preformatted_20_Text">No longer pending</text:p>
      <text:p text:style-name="Preformatted_20_Text"><text:s text:c="4"/>• The District of Columbia Voting Rights Amendment (proposed 1978) would have granted the District of Columbia full representation in the United States Congress as if it were a state, repealed the 23rd Amendment, granted the District unconditional Electoral College voting rights, and allowed its participation in the process by which the Constitution is amended.</text:p>
      <text:p text:style-name="Preformatted_20_Text">The Equal Rights Amendment (proposed 1972) would have prohibited deprivation of equality of rights (discrimination) by the federal or state governments on account of sex. A seven-year ratification time limit was initially placed on the amendment, but as the deadline approached, Congress granted a three-year extension. Thirty-five states ratified the proposed amendment prior to the original deadline, three short of the number required for it to be implemented (five of them later voted to rescind their ratification). No further states ratified the amendment within the extended deadline, thus it failed to be adopted. <text:s/>On March 22, 2017, the 45th anniversary of Congress' submission of the ERA to the nation's state lawmakers, the Nevada Legislature became the first to ratify the ERA after the expiration of both deadlines with its adoption of Senate Joint Resolution No. 2 (designated as "POM-15" by the U.S. Senate and published verbatim in the Congressional Record of April 5, 2017, at pages S2361 and S2362). The Illinois General Assembly ratified the ERA on May 30, 2018.</text:p>
      <text:p text:style-name="Preformatted_20_Text">The District of Columbia Voting Rights Amendment (proposed 1978) would have granted the District of Columbia full representation in the United States Congress as if it were a state, repealed the 23rd Amendment, granted the District unconditional Electoral College voting rights, and allowed its participation in the process by which the Constitution is amended. A seven-year ratification time limit was placed on the amendment. Sixteen states ratified the amendment (twenty-two short of the number required for it to be implemented) prior to the deadline, thus it failed to be adopted.</text:p>
      <text:p text:style-name="Preformatted_20_Text">Judicial review</text:p>
      <text:p text:style-name="Preformatted_20_Text"><text:s text:c="4"/>• If an action of Congress or the agencies is challenged, however, it is the court system that ultimately decides whether these actions are permissible under the Constitution.</text:p>
      <text:p text:style-name="Preformatted_20_Text"><text:s text:c="4"/>• The Supreme Court has indicated that once the Constitution has been extended to an area (by Congress or the Courts), its coverage is irrevocable.</text:p>
      <text:p text:style-name="Preformatted_20_Text"><text:s text:c="4"/>• The way the Constitution is understood is influenced by court decisions, especially those of the Supreme Court.</text:p>
      <text:p text:style-name="Preformatted_20_Text">The way the Constitution is understood is influenced by court decisions, especially those of the Supreme Court. These decisions are referred to as precedents. Judicial review is the power of the Court to examine federal legislation, federal executive, and all state branches of government, to decide their constitutionality, and to strike them down if found unconstitutional.</text:p>
      <text:p text:style-name="Preformatted_20_Text">Judicial review includes the power of the Court to explain the meaning of the Constitution as it applies to particular cases. Over the years, Court decisions on issues ranging from governmental regulation of radio and television to the rights of the accused in criminal cases have changed the way many constitutional clauses are interpreted, without amendment to the actual text of the Constitution.</text:p>
      <text:p text:style-name="Preformatted_20_Text">Legislation passed to implement the Constitution, or to adapt those implementations to changing conditions, broadens and, in subtle ways, changes the meanings given to the words of the Constitution. Up to a point, the rules and regulations of the many federal executive agencies have a similar effect. If an action of Congress or the agencies is challenged, however, it is the court system that ultimately decides whether these actions are permissible under the Constitution.</text:p>
      <text:p text:style-name="Preformatted_20_Text">The Supreme Court has indicated that once the Constitution has been extended to an area (by Congress or the Courts), its coverage is irrevocable. To hold that the political branches may switch the Constitution on or off at will would lead to a regime in which they, not this Court, say "what the law is".</text:p>
      <text:p text:style-name="Preformatted_20_Text">Scope and theory</text:p>
      <text:p text:style-name="Preformatted_20_Text"><text:s text:c="4"/>• In this it resembled the system in New York, where the Constitution of 1777 called for a "Council of Revision" by the Governor and Justices of the state supreme court.</text:p>
      <text:p text:style-name="Preformatted_20_Text"><text:s text:c="4"/>• The Supreme Court was initially made up of jurists who had been intimately connected with the framing of the Constitution and the establishment of its government as law.</text:p>
      <text:p text:style-name="Preformatted_20_Text"><text:s text:c="4"/>• Courts established by the Constitution can regulate government under the Constitution, the supreme law of the land.</text:p>
      <text:p text:style-name="Preformatted_20_Text">Courts established by the Constitution can regulate government under the Constitution, the supreme law of the land. First, they have jurisdiction over actions by an officer of government and state law. Second, federal courts may rule on whether coordinate branches of national government conform to the Constitution. Until the twentieth century, the Supreme Court of the United States may have been the only high tribunal in the world to use a court for constitutional interpretation of fundamental law, others generally depending on their national legislature.</text:p>
      <text:p text:style-name="Preformatted_20_Text">The basic theory of American Judicial review is summarized by constitutional legal scholars and historians as follows: the written Constitution is fundamental law. It can change only by extraordinary legislative process of national proposal, then state ratification. The powers of all departments are limited to enumerated grants found in the Constitution. Courts are expected (a) to enforce provisions of the Constitution as the supreme law of the land, and (b) to refuse to enforce anything in conflict with it.</text:p>
      <text:p text:style-name="Preformatted_20_Text">In Convention. As to judicial review and the Congress, the first proposals by Madison (Va) and Wilson (Pa) called for a supreme court veto over national legislation. In this it resembled the system in New York, where the Constitution of 1777 called for a "Council of Revision" by the Governor and Justices of the state supreme court. The Council would review and in a way, veto any passed legislation violating the spirit of the Constitution before it went into effect. The nationalist's proposal in Convention was defeated three times, and replaced by a presidential veto with Congressional over-ride. Judicial review relies on the jurisdictional authority in Article III, and the Supremacy Clause.</text:p>
      <text:p text:style-name="Preformatted_20_Text">The justification for judicial review is to be explicitly found in the open ratifications held in the states and reported in their newspapers. John Marshall in Virginia, James Wilson in Pennsylvania and Oliver Ellsworth of Connecticut all argued for Supreme Court judicial review of acts of state legislature. In Federalist No. 78, Alexander Hamilton advocated the doctrine of a written document held as a superior enactment of the people. "A limited constitution can be preserved in practice no other way" than through courts which can declare void any legislation contrary to the Constitution. The preservation of the people's authority over legislatures rests "particularly with judges".</text:p>
      <text:p text:style-name="Preformatted_20_Text"><text:soft-page-break/>The Supreme Court was initially made up of jurists who had been intimately connected with the framing of the Constitution and the establishment of its government as law. John Jay (New York), a co-author of The Federalist Papers, served as Chief Justice for the first six years. The second Chief Justice for a term of four years, was Oliver Ellsworth (Connecticut), a delegate in the Constitutional Convention, as was John Rutledge (South Carolina), Washington's recess appointment as Chief Justice who served in 1795. John Marshall (Virginia), the fourth Chief Justice, had served in the Virginia Ratification Convention in 1788. His service on the Court would extend 34 years over some of the most important rulings to help establish the nation the Constitution had begun. In the first years of the Supreme Court, members of the Constitutional Convention who would serve included James Wilson (Pennsylvania) for ten years, John Blair Jr. (Virginia) for five, and John Rutledge (South Carolina) for one year as Justice, then Chief Justice in 1795.</text:p>
      <text:p text:style-name="Preformatted_20_Text">Establishment</text:p>
      <text:p text:style-name="Preformatted_20_Text"><text:s text:c="4"/>• Therefore, since the United States government as created by the Constitution is a limited government, the Federal courts were required to choose the Constitution over Congressional law if there were deemed to be a conflict.</text:p>
      <text:p text:style-name="Preformatted_20_Text"><text:s text:c="4"/>• The Constitution enumerates powers of the judiciary to extend to cases arising "under the Constitution".</text:p>
      <text:p text:style-name="Preformatted_20_Text">When John Marshall followed Oliver Ellsworth as Chief Justice of the Supreme Court in 1801, the federal judiciary had been established by the Judiciary Act, but there were few cases, and less prestige. "The fate of judicial review was in the hands of the Supreme Court itself." Review of state legislation and appeals from state supreme courts was understood. But the Court's life, jurisdiction over state legislation was limited. The Marshall Court's landmark Barron v. Baltimore held that the Bill of Rights restricted only the federal government, and not the states.</text:p>
      <text:p text:style-name="Preformatted_20_Text">In the landmark Marbury v. Madison case, the Supreme Court asserted its authority of judicial review over Acts of Congress. <text:s/>Its findings were that Marbury and the others had a right to their commissions as judges in the District of Columbia. <text:s/>Marshall, writing the opinion for the majority, announced his discovered conflict between Section 13 of the Judiciary Act of 1789 and Article III. In this case, both the Constitution and the statutory law applied to the particulars at the same time. "The very essence of judicial duty" according to Marshall was to determine which of the two conflicting rules should govern. The Constitution enumerates powers of the judiciary to extend to cases arising "under the Constitution". Further, justices take a Constitutional oath to uphold it as "Supreme law of the land". Therefore, since the United States government as created by the Constitution is a limited government, the Federal courts were required to choose the Constitution over Congressional law if there were deemed to be a conflict.</text:p>
      <text:p text:style-name="Preformatted_20_Text">"This argument has been ratified by time and by practice..." <text:s/>The Supreme Court did not declare another Act of Congress unconstitutional until the controversial Dred Scott decision in 1857, held after the voided Missouri Compromise statute had already been repealed. <text:s/>In the eighty years following the Civil War to World War II, the Court voided Congressional statutes in 77 cases, on average almost one a year.</text:p>
      <text:p text:style-name="Preformatted_20_Text">Something of a crisis arose when, in 1935 and 1936, the Supreme Court handed down twelve decisions voiding Acts of Congress relating to the New Deal. President Franklin D. Roosevelt then responded with his abortive "court packing plan". Other proposals have suggested a Court super-majority to overturn Congressional legislation, or a Constitutional Amendment to require that the Justices retire at a specified age by law. To date, the Supreme Court's power of judicial review has persisted.</text:p>
      <text:p text:style-name="Preformatted_20_Text">Self-restraint</text:p>
      <text:p text:style-name="Preformatted_20_Text"><text:s text:c="4"/>• "The Supreme Court is not only a court of law but a court of justice."</text:p>
      <text:p text:style-name="Preformatted_20_Text">The power of judicial review could not have been preserved long in a democracy unless it had been "wielded with a reasonable measure of judicial restraint, and with some attention, as Mr. Dooley said, to the election returns." Indeed, the Supreme Court has developed a system of doctrine and practice that self-limits its power of judicial review.</text:p>
      <text:p text:style-name="Preformatted_20_Text">The Court controls almost all of its business by choosing what cases to consider, writs of certiorari. In this way, it can avoid opinions on embarrassing or difficult cases. The Supreme Court limits itself by defining for itself what is a "justiciable question." First, the Court is fairly consistent in refusing to make any "advisory opinions" in advance of actual cases. Second, "friendly suits" between those of the same legal interest are not considered. Third, the Court requires a "personal interest", not one generally held, and a legally protected right must be immediately threatened by government action. Cases are not taken up if the litigant has no standing to sue. Simply having the money to sue and being injured by government action are not enough.</text:p>
      <text:p text:style-name="Preformatted_20_Text">These three procedural ways of dismissing cases have led critics to charge that the Supreme Court delays decisions by unduly insisting on technicalities in their "standards of litigability". <text:s/>They say cases are left unconsidered which are in the public interest, with genuine controversy, and resulting from good faith action. <text:s/>"The Supreme Court is not only a court of law but a court of justice."</text:p>
      <text:p text:style-name="Preformatted_20_Text">Separation of powers</text:p>
      <text:p text:style-name="Preformatted_20_Text"><text:s text:c="4"/>• The Supreme Court assumes power to declare acts of Congress as unconstitutional but it self-limits its passing on constitutional questions.</text:p>
      <text:p text:style-name="Preformatted_20_Text"><text:s text:c="4"/>• The Supreme Court balances several pressures to maintain its roles in national government.</text:p>
      <text:p text:style-name="Preformatted_20_Text"><text:s text:c="4"/>• Its inaction is said to allow "a flood of legislative appropriations" which permanently create an imbalance between the states and federal government.</text:p>
      <text:p text:style-name="Preformatted_20_Text">The Supreme Court balances several pressures to maintain its roles in national government. It seeks to be a co-equal branch of government, but its decrees must be enforceable. The Court seeks to minimize situations where it asserts itself superior to either President or Congress, but federal officers must be held accountable. The Supreme Court assumes power to declare acts of Congress as unconstitutional but it self-limits its passing on constitutional questions. But the Court's guidance on basic problems of life and governance in a democracy is most effective when American political life reinforce its rulings.</text:p>
      <text:p text:style-name="Preformatted_20_Text">Justice Brandeis summarized four general guidelines that the Supreme Court uses to avoid constitutional decisions relating to Congress: The Court will not anticipate a question of constitutional law nor decide open questions unless a case decision requires it. If it does, a rule of constitutional law is formulated only as the precise facts in the case require. The Court will choose statutes or general law for the basis of its decision if it can without constitutional grounds. If it does, the Court will choose a constitutional construction of an Act of Congress, even if its constitutionality is seriously in doubt. </text:p>
      <text:p text:style-name="Preformatted_20_Text">Likewise with the Executive Department, Edwin Corwin observed that the Court does sometimes rebuff presidential pretensions, but it more often tries to rationalize them. Against Congress, an Act is merely "disallowed". In the executive case, exercising judicial review produces "some change in the external world" beyond the ordinary judicial sphere. The "political question" doctrine especially applies to questions which present a difficult enforcement issue. Chief Justice Charles Evans Hughes addressed the Court's limitation when political process allowed future policy change, but a judicial ruling would "attribute finality". Political questions lack "satisfactory criteria for a judicial determination".</text:p>
      <text:p text:style-name="Preformatted_20_Text">John Marshall recognized that the president holds "important political powers" which as Executive privilege allows great discretion. This doctrine was applied in Court rulings on President Grant's duty to enforce the law during Reconstruction. It extends to the sphere of foreign affairs. Justice Robert Jackson explained, Foreign affairs are inherently political, "wholly confided by our Constitution to the political departments of the government ... [and] not subject to judicial intrusion or inquiry."</text:p>
      <text:p text:style-name="Preformatted_20_Text"><text:soft-page-break/>Critics of the Court object in two principal ways to self-restraint in judicial review, deferring as it does as a matter of doctrine to Acts of Congress and Presidential actions.</text:p>
      <text:p text:style-name="Preformatted_20_Text">Its inaction is said to allow "a flood of legislative appropriations" which permanently create an imbalance between the states and federal government.</text:p>
      <text:p text:style-name="Preformatted_20_Text">Supreme Court deference to Congress and the executive compromises American protection of civil rights, political minority groups and aliens.</text:p>
      <text:p text:style-name="Preformatted_20_Text">Subsequent Courts</text:p>
      <text:p text:style-name="Preformatted_20_Text"><text:s text:c="4"/>• Notable contributions were made by the Chase Court, the Taft Court, the Warren Court, and the Rehnquist Court.</text:p>
      <text:p text:style-name="Preformatted_20_Text"><text:s text:c="4"/>• Bill of Rights Amendments were incorporated into the states.</text:p>
      <text:p text:style-name="Preformatted_20_Text"><text:s text:c="4"/>• In the hands of the Supreme Court, the Constitution and its Amendments were to restrain Congress, as in City of Boerne v. Flores.</text:p>
      <text:p text:style-name="Preformatted_20_Text">Supreme Courts under the leadership of subsequent Chief Justices have also used judicial review to interpret the Constitution among individuals, states and federal branches. Notable contributions were made by the Chase Court, the Taft Court, the Warren Court, and the Rehnquist Court.</text:p>
      <text:p text:style-name="Preformatted_20_Text">Salmon P. Chase was a Lincoln appointee, serving as Chief Justice from 1864 to 1873. His career encompassed service as a U.S. Senator and Governor of Ohio. He coined the slogan, "Free soil, free Labor, free men." One of Lincoln's "team of rivals", he was appointed Secretary of Treasury during the Civil War, issuing "greenbacks". To appease radical Republicans, Lincoln appointed him to replace Chief Justice Roger B. Taney of Dred Scott case fame.</text:p>
      <text:p text:style-name="Preformatted_20_Text">In one of his first official acts, Chase admitted John Rock, the first African-American to practice before the Supreme Court. The "Chase Court" is famous for Texas v. White, which asserted a permanent Union of indestructible states. Veazie Bank v. Fenno upheld the Civil War tax on state banknotes. Hepburn v. Griswold found parts of the Legal Tender Acts unconstitutional, though it was reversed under a late Supreme Court majority.</text:p>
      <text:p text:style-name="Preformatted_20_Text">William Howard Taft was a Harding appointment to Chief Justice from 1921 to 1930. A Progressive Republican from Ohio, he was a one-term President.</text:p>
      <text:p text:style-name="Preformatted_20_Text">As Chief Justice, he advocated the Judiciary Act of 1925 that brought the Federal District Courts under the administrative jurisdiction of the Supreme Court. Taft successfully sought the expansion of Court jurisdiction over non- states such as District of Columbia and Territories of Alaska and Hawaii.</text:p>
      <text:p text:style-name="Preformatted_20_Text">In 1925, the Taft Court issued a ruling overturning a Marshall Court ruling on the Bill of Rights. In Gitlow v. New York, the Court established the doctrine of "incorporation which applied the Bill of Rights to the states. Important cases included the Board of Trade of City of Chicago v. Olsen that upheld Congressional regulation of commerce. Olmstead v. United States allowed exclusion of evidence obtained without a warrant based on application of the 14th Amendment proscription against unreasonable searches. Wisconsin v. Illinois ruled the equitable power of the United States can impose positive action on a state to prevent its inaction from damaging another state.</text:p>
      <text:p text:style-name="Preformatted_20_Text">Earl Warren was an Eisenhower nominee, Chief Justice from 1953 to 1969. Warren's Republican career in the law reached from County Prosecutor, California state attorney general, and three consecutive terms as Governor. His programs stressed progressive efficiency, expanding state education, re-integrating returning veterans, infrastructure and highway construction.</text:p>
      <text:p text:style-name="Preformatted_20_Text">In 1954, the Warren Court overturned a landmark Fuller Court ruling on the Fourteenth Amendment interpreting racial segregation as permissible in government and commerce providing "separate but equal" services. Warren built a coalition of Justices after 1962 that developed the idea of natural rights as guaranteed in the Constitution. Brown v. Board of Education banned segregation in public schools. Baker v. Carr and Reynolds v. Sims established Court ordered "one-man-one-vote". Bill of Rights Amendments were incorporated into the states. Due process was expanded in Gideon v. Wainwright and Miranda v. Arizona. First Amendment rights were addressed in Griswold v. Connecticut concerning privacy, and Engel v. Vitale relative to free speech.</text:p>
      <text:p text:style-name="Preformatted_20_Text">William Rehnquist was a Reagan appointment to Chief Justice, serving from 1986 to 2005. While he would concur with overthrowing a state supreme court's decision, as in Bush v. Gore, he built a coalition of Justices after 1994 that developed the idea of federalism as provided for in the Tenth Amendment. In the hands of the Supreme Court, the Constitution and its Amendments were to restrain Congress, as in City of Boerne v. Flores.</text:p>
      <text:p text:style-name="Preformatted_20_Text">Nevertheless, the Rehnquist Court was noted in the contemporary "culture wars" for overturning state laws relating to privacy prohibiting late-term abortions in Stenberg v. Carhart, prohibiting sodomy in Lawrence v. Texas, or ruling so as to protect free speech in Texas v. Johnson or affirmative action in Grutter v. Bollinger.</text:p>
      <text:p text:style-name="Preformatted_20_Text">Civic religion</text:p>
      <text:p text:style-name="Preformatted_20_Text"><text:s text:c="4"/>• There is a viewpoint that some Americans have come to see the documents of the Constitution, along with the Declaration of Independence and the Bill of Rights, as being a cornerstone of a type of civil religion.</text:p>
      <text:p text:style-name="Preformatted_20_Text"><text:s text:c="4"/>• Some commentators depict the multi-ethnic, multi-sectarian United States as held together by a political orthodoxy, in contrast with a nation state of people having more "natural" ties.</text:p>
      <text:p text:style-name="Preformatted_20_Text">There is a viewpoint that some Americans have come to see the documents of the Constitution, along with the Declaration of Independence and the Bill of Rights, as being a cornerstone of a type of civil religion. This is suggested by the prominent display of the Constitution, along with the Declaration of Independence and the Bill of Rights, in massive, bronze-framed, bulletproof, moisture-controlled glass containers vacuum-sealed in a rotunda by day and in multi-ton bomb-proof vaults by night at the National Archives Building.</text:p>
      <text:p text:style-name="Preformatted_20_Text"><text:soft-page-break/>The idea of displaying the documents struck one academic critic looking from the point of view of the 1776 or 1789 America as "idolatrous, and also curiously at odds with the values of the Revolution". By 1816, Jefferson wrote that "[s]ome men look at constitutions with sanctimonious reverence and deem them like the Ark of the Covenant, too sacred to be touched". But he saw imperfections and imagined that there could potentially be others, believing as he did that "institutions must advance also".</text:p>
      <text:p text:style-name="Preformatted_20_Text">Some commentators depict the multi-ethnic, multi-sectarian United States as held together by a political orthodoxy, in contrast with a nation state of people having more "natural" ties.</text:p>
      <text:p text:style-name="Preformatted_20_Text">Worldwide influence</text:p>
      <text:p text:style-name="Preformatted_20_Text"><text:s text:c="4"/>• Since the latter half of the 20th century, the influence of the United States Constitution may be waning as other countries have revised their constitutions with new influences.</text:p>
      <text:p text:style-name="Preformatted_20_Text"><text:s text:c="4"/>• The United States Constitution has been a notable model for governance around the world.</text:p>
      <text:p text:style-name="Preformatted_20_Text">The United States Constitution has been a notable model for governance around the world. <text:s/>Its international influence is found in similarities of phrasing and borrowed passages in other constitutions, as well as in the principles of the rule of law, separation of powers and recognition of individual rights. <text:s/>The American experience of fundamental law with amendments and judicial review has motivated constitutionalists at times when they were considering the possibilities for their nation's future. <text:s/>It informed Abraham Lincoln during the American Civil War, his contemporary and ally Benito Juárez of Mexico, and the second generation of 19th-century constitutional nationalists, José Rizal of the Philippines and Sun Yat-sen of China. Since the latter half of the 20th century, the influence of the United States Constitution may be waning as other countries have revised their constitutions with new influences.</text:p>
      <text:p text:style-name="Preformatted_20_Text">Criticisms</text:p>
      <text:p text:style-name="Preformatted_20_Text"><text:s text:c="4"/>• These amendments did not include a specific prohibition on discrimination on the basis of sex; it took another amendment – the Nineteenth, ratified in 1920 – for the Constitution to prohibit any United States citizen from being denied the right to vote on the basis of sex.</text:p>
      <text:p text:style-name="Preformatted_20_Text"><text:s text:c="4"/>• The Constitution did not originally define who was eligible to vote, allowing each state to determine who was eligible.</text:p>
      <text:p text:style-name="Preformatted_20_Text"><text:s text:c="4"/>• The United States Constitution has faced various criticisms since its inception in 1787.</text:p>
      <text:p text:style-name="Preformatted_20_Text">The United States Constitution has faced various criticisms since its inception in 1787.</text:p>
      <text:p text:style-name="Preformatted_20_Text">The Constitution did not originally define who was eligible to vote, allowing each state to determine who was eligible. In the early history of the U.S., most states allowed only white male adult property owners to vote. Until the Reconstruction Amendments were adopted between 1865 and 1870, the five years immediately following the Civil War, the Constitution did not abolish slavery, nor give citizenship and voting rights to former slaves. These amendments did not include a specific prohibition on discrimination on the basis of sex; it took another amendment – the Nineteenth, ratified in 1920 – for the Constitution to prohibit any United States citizen from being denied the right to vote on the basis of sex.</text:p>
      <text:p text:style-name="Preformatted_20_Text">See also</text:p>
      <text:p text:style-name="Preformatted_20_Text"><text:s text:c="4"/>• Related documents</text:p>
      <text:p text:style-name="Preformatted_20_Text">Related documents</text:p>
      <text:p text:style-name="Preformatted_20_Text">Notes</text:p>
      <text:p text:style-name="Preformatted_20_Text">References</text:p>
      <text:p text:style-name="Preformatted_20_Text">Footnotes</text:p>
      <text:p text:style-name="Preformatted_20_Text">Works cited</text:p>
      <text:p text:style-name="Preformatted_20_Text">Further reading</text:p>
      <text:p text:style-name="Preformatted_20_Text">External links</text:p>
      <text:p text:style-name="Preformatted_20_Text"><text:soft-page-break/>U.S. government sources</text:p>
      <text:p text:style-name="Preformatted_20_Text"><text:s text:c="4"/>• United States Constitution: Library of Congress web guide to Constitution related primary documents and resources</text:p>
      <text:p text:style-name="Preformatted_20_Text"><text:s text:c="4"/>• Analysis and Interpretation of the Constitution of the United States: legal analysis and interpretation of the Constitution, based primarily on Supreme Court case law</text:p>
      <text:p text:style-name="Preformatted_20_Text"><text:s text:c="4"/>• Constitution of the United States: original text of each clause in the Constitution with an accompanying explanation of its meaning and how that meaning has changed over time</text:p>
      <text:p text:style-name="Preformatted_20_Text">Analysis and Interpretation of the Constitution of the United States: legal analysis and interpretation of the Constitution, based primarily on Supreme Court case law</text:p>
      <text:p text:style-name="Preformatted_20_Text">United States Constitution: Library of Congress web guide to Constitution related primary documents and resources</text:p>
      <text:p text:style-name="Preformatted_20_Text">America's Founding Documents: original text and articles exploring the Declaration of Independence, Constitution, and Bill of Rights</text:p>
      <text:p text:style-name="Preformatted_20_Text">Constitution of the United States: original text of each clause in the Constitution with an accompanying explanation of its meaning and how that meaning has changed over time</text:p>
      <text:p text:style-name="Preformatted_20_Text">Non-governmental sources</text:p>
      <text:p text:style-name="Preformatted_20_Text"><text:s text:c="4"/>• Constitution of the United States of America at the Encyclopædia Britannica</text:p>
      <text:p text:style-name="Preformatted_20_Text"><text:s text:c="4"/>• Mobile friendly version of the Constitution</text:p>
      <text:p text:style-name="Preformatted_20_Text"><text:s text:c="4"/>• National Constitution Center</text:p>
      <text:p text:style-name="Preformatted_20_Text">Constitution of the United States of America at the Encyclopædia Britannica</text:p>
      <text:p text:style-name="Preformatted_20_Text">Audio reading of the Constitution in MP3 format provided by the University of Chicago Law School</text:p>
      <text:p text:style-name="Preformatted_20_Text">Mobile friendly version of the Constitution</text:p>
      <text:p text:style-name="Preformatted_20_Text">National Constitution Ce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303" meta:word-count="15398" meta:character-count="98946" meta:non-whitespace-character-count="83382"/>
    <meta:generator>LibreOffice/6.0.7.3$Linux_X86_64 LibreOffice_project/00m0$Build-3</meta:generator>
  </office:meta>
</office:document-meta>
</file>